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7.433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7.5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ckets" table:style-name="ta1">
        <table:shapes>
          <draw:frame draw:z-index="0" draw:style-name="gr1" draw:text-style-name="P1" svg:width="17.14cm" svg:height="9.269cm" svg:x="28.739cm" svg:y="9.058cm">
            <draw:object draw:notify-on-update-of-ranges="sockets.G2:sockets.G16 sockets.H1:sockets.H1 sockets.H2:sockets.H16 sockets.I1:sockets.I1 sockets.I2:sockets.I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C BSD Sockets</text:p>
          </table:table-cell>
          <table:table-cell office:value-type="string" calcext:value-type="string">
            <text:p>Time to Connect (ms)</text:p>
          </table:table-cell>
          <table:table-cell office:value-type="string" calcext:value-type="string">
            <text:p>Rust TAPS</text:p>
          </table:table-cell>
          <table:table-cell office:value-type="string" calcext:value-type="string">
            <text:p>Time to Connect (ms)</text:p>
          </table:table-cell>
          <table:table-cell/>
          <table:table-cell office:value-type="string" calcext:value-type="string">
            <text:p>Domain</text:p>
          </table:table-cell>
          <table:table-cell office:value-type="string" calcext:value-type="string">
            <text:p>Sockets (ms)</text:p>
          </table:table-cell>
          <table:table-cell office:value-type="string" calcext:value-type="string">
            <text:p>TAPS (ms)</text:p>
          </table:table-cell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example.com</text:p>
          </table:table-cell>
          <table:table-cell table:formula="of:=AVERAGEIF([.$A$2:.$A$177]; [.$G2]; [.$C$2:.$C$177])" office:value-type="float" office:value="86.7272727272727" calcext:value-type="float">
            <text:p>86.7272727272727</text:p>
          </table:table-cell>
          <table:table-cell table:formula="of:=AVERAGEIF([.$A$2:.$A$177]; [.$G2]; [.$E$2:.$E$177])" office:value-type="float" office:value="93.7272727272727" calcext:value-type="float">
            <text:p>93.7272727272727</text:p>
          </table:table-cell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google.com</text:p>
          </table:table-cell>
          <table:table-cell table:formula="of:=AVERAGEIF([.$A$2:.$A$177]; [.$G3]; [.$C$2:.$C$177])" office:value-type="float" office:value="17.6363636363636" calcext:value-type="float">
            <text:p>17.6363636363636</text:p>
          </table:table-cell>
          <table:table-cell table:formula="of:=AVERAGEIF([.$A$2:.$A$177]; [.$G3]; [.$E$2:.$E$177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facebook.com</text:p>
          </table:table-cell>
          <table:table-cell table:formula="of:=AVERAGEIF([.$A$2:.$A$177]; [.$G4]; [.$C$2:.$C$177])" office:value-type="float" office:value="19.1818181818182" calcext:value-type="float">
            <text:p>19.1818181818182</text:p>
          </table:table-cell>
          <table:table-cell table:formula="of:=AVERAGEIF([.$A$2:.$A$177]; [.$G4]; [.$E$2:.$E$177])" office:value-type="float" office:value="23.6363636363636" calcext:value-type="float">
            <text:p>23.6363636363636</text:p>
          </table:table-cell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reddit.com</text:p>
          </table:table-cell>
          <table:table-cell table:formula="of:=AVERAGEIF([.$A$2:.$A$177]; [.$G5]; [.$C$2:.$C$177])" office:value-type="float" office:value="17" calcext:value-type="float">
            <text:p>17</text:p>
          </table:table-cell>
          <table:table-cell table:formula="of:=AVERAGEIF([.$A$2:.$A$177]; [.$G5]; [.$E$2:.$E$177])" office:value-type="float" office:value="27.3636363636364" calcext:value-type="float">
            <text:p>27.3636363636364</text:p>
          </table:table-cell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github.com</text:p>
          </table:table-cell>
          <table:table-cell table:formula="of:=AVERAGEIF([.$A$2:.$A$177]; [.$G6]; [.$C$2:.$C$177])" office:value-type="float" office:value="40.9090909090909" calcext:value-type="float">
            <text:p>40.9090909090909</text:p>
          </table:table-cell>
          <table:table-cell table:formula="of:=AVERAGEIF([.$A$2:.$A$177]; [.$G6]; [.$E$2:.$E$177])" office:value-type="float" office:value="52.0909090909091" calcext:value-type="float">
            <text:p>52.0909090909091</text:p>
          </table:table-cell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wikipedia.com</text:p>
          </table:table-cell>
          <table:table-cell table:formula="of:=AVERAGEIF([.$A$2:.$A$177]; [.$G7]; [.$C$2:.$C$177])" office:value-type="float" office:value="26.4545454545455" calcext:value-type="float">
            <text:p>26.4545454545455</text:p>
          </table:table-cell>
          <table:table-cell table:formula="of:=AVERAGEIF([.$A$2:.$A$177]; [.$G7]; [.$E$2:.$E$177])" office:value-type="float" office:value="32.2727272727273" calcext:value-type="float">
            <text:p>32.2727272727273</text:p>
          </table:table-cell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moodle.gla.ac.uk</text:p>
          </table:table-cell>
          <table:table-cell table:formula="of:=AVERAGEIF([.$A$2:.$A$177]; [.$G8]; [.$C$2:.$C$177])" office:value-type="float" office:value="5.54545454545455" calcext:value-type="float">
            <text:p>5.54545454545455</text:p>
          </table:table-cell>
          <table:table-cell table:formula="of:=AVERAGEIF([.$A$2:.$A$177]; [.$G8]; [.$E$2:.$E$177])" office:value-type="float" office:value="15.8181818181818" calcext:value-type="float">
            <text:p>15.8181818181818</text:p>
          </table:table-cell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fcc.gov</text:p>
          </table:table-cell>
          <table:table-cell table:formula="of:=AVERAGEIF([.$A$2:.$A$177]; [.$G9]; [.$C$2:.$C$177])" office:value-type="float" office:value="31.5454545454545" calcext:value-type="float">
            <text:p>31.5454545454545</text:p>
          </table:table-cell>
          <table:table-cell table:formula="of:=AVERAGEIF([.$A$2:.$A$177]; [.$G9]; [.$E$2:.$E$177])" office:value-type="float" office:value="28.0909090909091" calcext:value-type="float">
            <text:p>28.0909090909091</text:p>
          </table:table-cell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mariadb.com</text:p>
          </table:table-cell>
          <table:table-cell table:formula="of:=AVERAGEIF([.$A$2:.$A$177]; [.$G10]; [.$C$2:.$C$177])" office:value-type="float" office:value="11.0909090909091" calcext:value-type="float">
            <text:p>11.0909090909091</text:p>
          </table:table-cell>
          <table:table-cell table:formula="of:=AVERAGEIF([.$A$2:.$A$177]; [.$G10]; [.$E$2:.$E$177])" office:value-type="float" office:value="16.8181818181818" calcext:value-type="float">
            <text:p>16.8181818181818</text:p>
          </table:table-cell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rotondb.com</text:p>
          </table:table-cell>
          <table:table-cell table:formula="of:=AVERAGEIF([.$A$2:.$A$177]; [.$G11]; [.$C$2:.$C$177])" office:value-type="float" office:value="160.818181818182" calcext:value-type="float">
            <text:p>160.818181818182</text:p>
          </table:table-cell>
          <table:table-cell table:formula="of:=AVERAGEIF([.$A$2:.$A$177]; [.$G11]; [.$E$2:.$E$177])" office:value-type="float" office:value="172.545454545455" calcext:value-type="float">
            <text:p>172.545454545455</text:p>
          </table:table-cell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docs.rs</text:p>
          </table:table-cell>
          <table:table-cell table:formula="of:=AVERAGEIF([.$A$2:.$A$177]; [.$G12]; [.$C$2:.$C$177])" office:value-type="float" office:value="11.8181818181818" calcext:value-type="float">
            <text:p>11.8181818181818</text:p>
          </table:table-cell>
          <table:table-cell table:formula="of:=AVERAGEIF([.$A$2:.$A$177]; [.$G12]; [.$E$2:.$E$177])" office:value-type="float" office:value="16.6363636363636" calcext:value-type="float">
            <text:p>16.6363636363636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tokio.rs</text:p>
          </table:table-cell>
          <table:table-cell table:formula="of:=AVERAGEIF([.$A$2:.$A$177]; [.$G13]; [.$C$2:.$C$177])" office:value-type="float" office:value="34" calcext:value-type="float">
            <text:p>34</text:p>
          </table:table-cell>
          <table:table-cell table:formula="of:=AVERAGEIF([.$A$2:.$A$177]; [.$G13]; [.$E$2:.$E$177])" office:value-type="float" office:value="45.3636363636364" calcext:value-type="float">
            <text:p>45.3636363636364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earnxinyminutes.com</text:p>
          </table:table-cell>
          <table:table-cell table:formula="of:=AVERAGEIF([.$A$2:.$A$177]; [.$G14]; [.$C$2:.$C$177])" office:value-type="float" office:value="102" calcext:value-type="float">
            <text:p>102</text:p>
          </table:table-cell>
          <table:table-cell table:formula="of:=AVERAGEIF([.$A$2:.$A$177]; [.$G14]; [.$E$2:.$E$177]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nk.pl</text:p>
          </table:table-cell>
          <table:table-cell table:formula="of:=AVERAGEIF([.$A$2:.$A$177]; [.$G15]; [.$C$2:.$C$177])" office:value-type="float" office:value="60.5454545454546" calcext:value-type="float">
            <text:p>60.5454545454546</text:p>
          </table:table-cell>
          <table:table-cell table:formula="of:=AVERAGEIF([.$A$2:.$A$177]; [.$G15]; [.$E$2:.$E$177])" office:value-type="float" office:value="68.3636363636364" calcext:value-type="float">
            <text:p>68.3636363636364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onet.pl</text:p>
          </table:table-cell>
          <table:table-cell table:formula="of:=AVERAGEIF([.$A$2:.$A$177]; [.$G16]; [.$C$2:.$C$177])" office:value-type="float" office:value="55.6363636363636" calcext:value-type="float">
            <text:p>55.6363636363636</text:p>
          </table:table-cell>
          <table:table-cell table:formula="of:=AVERAGEIF([.$A$2:.$A$177]; [.$G16]; [.$E$2:.$E$177])" office:value-type="float" office:value="67.7272727272727" calcext:value-type="float">
            <text:p>67.7272727272727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zus.pl</text:p>
          </table:table-cell>
          <table:table-cell table:formula="of:=AVERAGEIF([.$A$2:.$A$177]; [.$G17]; [.$C$2:.$C$177])" office:value-type="float" office:value="46.6363636363636" calcext:value-type="float">
            <text:p>46.6363636363636</text:p>
          </table:table-cell>
          <table:table-cell table:formula="of:=AVERAGEIF([.$A$2:.$A$177]; [.$G17]; [.$E$2:.$E$177])" office:value-type="float" office:value="59.6363636363636" calcext:value-type="float">
            <text:p>59.6363636363636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93.140:8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1.101.193.140:8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93.140: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1.101.193.140:8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93.140: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1.101.193.140:8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93.140: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1.101.193.140:8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93.140: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51.101.193.140:8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93.140: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51.101.193.140:8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93.140: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1.101.193.140:8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93.140: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1.101.1.140:8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93.140: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1.101.193.140:8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93.140: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1.101.193.140:8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93.140: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51.101.193.140:8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3: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40.82.118.3:80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3:8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40.82.118.3:80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3: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40.82.118.3:80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3:8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40.82.118.3:80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3:8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40.82.118.3:80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3:8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40.82.118.3:8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3: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40.82.118.3:80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3:8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40.82.118.3:80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3:8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40.82.118.3:80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3:8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40.82.118.3:80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3:8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40.82.118.3:80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2620:0:862:ed1a::3]:8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2620:0:862:ed1a::3]:8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2620:0:862:ed1a::3]:80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2620:0:862:ed1a::3]:8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2620:0:862:ed1a::3]:8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2620:0:862:ed1a::3]:8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2620:0:862:ed1a::3]:8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2620:0:862:ed1a::3]:8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2620:0:862:ed1a::3]:8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2620:0:862:ed1a::3]:8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2620:0:862:ed1a::3]:8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0.209.18.121:8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0.209.18.121:8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0.209.18.121:8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0.209.18.121:8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0.209.18.121:8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0.209.18.121:8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0.209.18.121:8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0.209.18.121:8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0.209.18.121:8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0.209.18.121:8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0.209.18.121:8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13b:384::132d]:8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4.68.162.181:8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13b:384::132d]: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4.68.162.181:8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13b:384::132d]: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4.68.162.181:8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13b:384::132d]: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4.68.162.181:8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13b:384::132d]: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4.68.162.181:8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13b:384::132d]: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4.68.162.181:8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13b:384::132d]: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4.68.162.181:8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13b:384::132d]: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4.68.162.181:8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13b:384::132d]: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4.68.162.181:8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13b:384::132d]: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4.68.162.181:8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13b:384::132d]: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4.68.162.181:8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606:4700:10::6814:9f4c]:8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162.255.119.254:80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62.255.119.254:80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62.255.119.254:80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62.255.119.254:80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162.255.119.254:80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62.255.119.254:80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62.255.119.254:80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62.255.119.254:80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62.255.119.254:80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162.255.119.254:80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62.255.119.254:80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2600:9000:2131:b600:14:cae8:4080:93a1]:8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57.230.103.136:8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57.230.103.136:8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57.230.103.136:8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57.230.103.136:8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57.230.103.136:8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57.230.103.136:8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57.230.103.136: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57.230.103.136:8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57.230.103.136: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57.230.103.136:8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57.230.103.136: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57.230.103.136:80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57.230.103.136:8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57.230.103.136:80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57.230.103.136: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57.230.103.136:8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57.230.103.136: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57.230.103.136:8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57.230.103.136: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57.230.103.136:8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57.230.103.136: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57.230.103.136:8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59.203.37.167:80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59.203.37.167:80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59.203.37.167:80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59.203.37.167:80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59.203.37.167:80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59.203.37.167:80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59.203.37.167:80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59.203.37.167:80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59.203.37.167:80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59.203.37.167:80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59.203.37.167:80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95.88.186.12:80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95.88.186.12:80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95.88.186.12:80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95.88.186.12:80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95.88.186.12:80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95.88.186.12:8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95.88.186.12:80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95.88.186.12:80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95.88.186.12:8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95.88.186.12:80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95.88.186.12:80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13.180.141.140:80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13.180.141.140:8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13.180.141.140:80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13.180.141.140:80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13.180.141.140:80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13.180.141.140:80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13.180.141.140:80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13.180.141.140:80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13.180.141.140:8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13.180.141.140:80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13.180.141.140:80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93.105.143.20:80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93.105.143.20:80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93.105.143.20:80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93.105.143.20:8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93.105.143.20:80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93.105.143.20:80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93.105.143.20:80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93.105.143.20:8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93.105.143.20:80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93.105.143.20:8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93.105.143.20:80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ockets.G2:sockets.G177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/00/0000</text:date>, <text:time style:data-style-name="N2" text:time-value="17:06:00.916961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05T17:06:41.345427575</dc:date>
    <meta:editing-duration>PT1H4M20S</meta:editing-duration>
    <meta:editing-cycles>3</meta:editing-cycles>
    <meta:generator>LibreOffice/6.4.2.2$Linux_X86_64 LibreOffice_project/40$Build-2</meta:generator>
    <meta:document-statistic meta:table-count="1" meta:cell-count="936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141cm" svg:height="9.27cm" xlink:href=".." xlink:type="simple" chart:class="chart:bar" chart:style-name="ch1">
        <chart:title svg:x="3.843cm" svg:y="0.321cm" chart:style-name="ch2">
          <text:p>Average time to open a connection to a domain</text:p>
        </chart:title>
        <chart:legend chart:legend-position="end" svg:x="14.322cm" svg:y="4.087cm" style:legend-expansion="high" chart:style-name="ch3"/>
        <chart:plot-area chart:style-name="ch4" table:cell-range-address="sockets.G2:sockets.I16 sockets.H1:sockets.I1" chart:data-source-has-labels="both" svg:x="1.353cm" svg:y="1.285cm" svg:width="12.627cm" svg:height="6.819cm">
          <chartooo:coordinate-region svg:x="2.588cm" svg:y="1.285cm" svg:width="11.392cm" svg:height="3.714cm"/>
          <chart:axis chart:dimension="x" chart:name="primary-x" chart:style-name="ch5" chartooo:axis-type="auto">
            <chartooo:date-scale/>
            <chart:title svg:x="7.04cm" svg:y="8.289cm" chart:style-name="ch6">
              <text:p>Domain</text:p>
            </chart:title>
            <chart:categories table:cell-range-address="sockets.G2:sockets.G16"/>
          </chart:axis>
          <chart:axis chart:dimension="y" chart:name="primary-y" chart:style-name="ch7">
            <chart:title svg:x="0.451cm" svg:y="5.466cm" chart:style-name="ch8">
              <text:p>Time (ms)</text:p>
            </chart:title>
            <chart:grid chart:style-name="ch9" chart:class="major"/>
          </chart:axis>
          <chart:series chart:style-name="ch10" chart:values-cell-range-address="sockets.H2:sockets.H16" chart:label-cell-address="sockets.H1:sockets.H1" chart:class="chart:bar">
            <chart:data-point chart:repeated="15"/>
          </chart:series>
          <chart:series chart:style-name="ch11" chart:values-cell-range-address="sockets.I2:sockets.I16" chart:label-cell-address="sockets.I1:sockets.I1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ckets (ms)</text:p>
                <draw:g>
                  <svg:desc>sockets.H1:sockets.H1</svg:desc>
                </draw:g>
              </table:table-cell>
              <table:table-cell office:value-type="string">
                <text:p>TAPS (ms)</text:p>
                <draw:g>
                  <svg:desc>sockets.I1:socket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xample.com</text:p>
                <draw:g>
                  <svg:desc>sockets.G2:sockets.G16</svg:desc>
                </draw:g>
              </table:table-cell>
              <table:table-cell office:value-type="float" office:value="86.7272727272727">
                <text:p>86.7272727272727</text:p>
                <draw:g>
                  <svg:desc>sockets.H2:sockets.H16</svg:desc>
                </draw:g>
              </table:table-cell>
              <table:table-cell office:value-type="float" office:value="93.7272727272727">
                <text:p>93.7272727272727</text:p>
                <draw:g>
                  <svg:desc>sockets.I2:sockets.I16</svg:desc>
                </draw:g>
              </table:table-cell>
            </table:table-row>
            <table:table-row>
              <table:table-cell office:value-type="string">
                <text:p>google.com</text:p>
              </table:table-cell>
              <table:table-cell office:value-type="float" office:value="17.6363636363636">
                <text:p>17.63636363636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facebook.com</text:p>
              </table:table-cell>
              <table:table-cell office:value-type="float" office:value="19.1818181818182">
                <text:p>19.1818181818182</text:p>
              </table:table-cell>
              <table:table-cell office:value-type="float" office:value="23.6363636363636">
                <text:p>23.6363636363636</text:p>
              </table:table-cell>
            </table:table-row>
            <table:table-row>
              <table:table-cell office:value-type="string">
                <text:p>reddit.com</text:p>
              </table:table-cell>
              <table:table-cell office:value-type="float" office:value="17">
                <text:p>17</text:p>
              </table:table-cell>
              <table:table-cell office:value-type="float" office:value="27.3636363636364">
                <text:p>27.3636363636364</text:p>
              </table:table-cell>
            </table:table-row>
            <table:table-row>
              <table:table-cell office:value-type="string">
                <text:p>github.com</text:p>
              </table:table-cell>
              <table:table-cell office:value-type="float" office:value="40.9090909090909">
                <text:p>40.9090909090909</text:p>
              </table:table-cell>
              <table:table-cell office:value-type="float" office:value="52.0909090909091">
                <text:p>52.0909090909091</text:p>
              </table:table-cell>
            </table:table-row>
            <table:table-row>
              <table:table-cell office:value-type="string">
                <text:p>wikipedia.com</text:p>
              </table:table-cell>
              <table:table-cell office:value-type="float" office:value="26.4545454545455">
                <text:p>26.4545454545455</text:p>
              </table:table-cell>
              <table:table-cell office:value-type="float" office:value="32.2727272727273">
                <text:p>32.2727272727273</text:p>
              </table:table-cell>
            </table:table-row>
            <table:table-row>
              <table:table-cell office:value-type="string">
                <text:p>moodle.gla.ac.uk</text:p>
              </table:table-cell>
              <table:table-cell office:value-type="float" office:value="5.54545454545455">
                <text:p>5.54545454545455</text:p>
              </table:table-cell>
              <table:table-cell office:value-type="float" office:value="15.8181818181818">
                <text:p>15.8181818181818</text:p>
              </table:table-cell>
            </table:table-row>
            <table:table-row>
              <table:table-cell office:value-type="string">
                <text:p>fcc.gov</text:p>
              </table:table-cell>
              <table:table-cell office:value-type="float" office:value="31.5454545454545">
                <text:p>31.5454545454545</text:p>
              </table:table-cell>
              <table:table-cell office:value-type="float" office:value="28.0909090909091">
                <text:p>28.0909090909091</text:p>
              </table:table-cell>
            </table:table-row>
            <table:table-row>
              <table:table-cell office:value-type="string">
                <text:p>mariadb.com</text:p>
              </table:table-cell>
              <table:table-cell office:value-type="float" office:value="11.0909090909091">
                <text:p>11.0909090909091</text:p>
              </table:table-cell>
              <table:table-cell office:value-type="float" office:value="16.8181818181818">
                <text:p>16.8181818181818</text:p>
              </table:table-cell>
            </table:table-row>
            <table:table-row>
              <table:table-cell office:value-type="string">
                <text:p>protondb.com</text:p>
              </table:table-cell>
              <table:table-cell office:value-type="float" office:value="160.818181818182">
                <text:p>160.818181818182</text:p>
              </table:table-cell>
              <table:table-cell office:value-type="float" office:value="172.545454545455">
                <text:p>172.545454545455</text:p>
              </table:table-cell>
            </table:table-row>
            <table:table-row>
              <table:table-cell office:value-type="string">
                <text:p>docs.rs</text:p>
              </table:table-cell>
              <table:table-cell office:value-type="float" office:value="11.8181818181818">
                <text:p>11.8181818181818</text:p>
              </table:table-cell>
              <table:table-cell office:value-type="float" office:value="16.6363636363636">
                <text:p>16.6363636363636</text:p>
              </table:table-cell>
            </table:table-row>
            <table:table-row>
              <table:table-cell office:value-type="string">
                <text:p>tokio.rs</text:p>
              </table:table-cell>
              <table:table-cell office:value-type="float" office:value="34">
                <text:p>34</text:p>
              </table:table-cell>
              <table:table-cell office:value-type="float" office:value="45.3636363636364">
                <text:p>45.3636363636364</text:p>
              </table:table-cell>
            </table:table-row>
            <table:table-row>
              <table:table-cell office:value-type="string">
                <text:p>learnxinyminutes.com</text:p>
              </table:table-cell>
              <table:table-cell office:value-type="float" office:value="102">
                <text:p>10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nk.pl</text:p>
              </table:table-cell>
              <table:table-cell office:value-type="float" office:value="60.5454545454546">
                <text:p>60.5454545454546</text:p>
              </table:table-cell>
              <table:table-cell office:value-type="float" office:value="68.3636363636364">
                <text:p>68.3636363636364</text:p>
              </table:table-cell>
            </table:table-row>
            <table:table-row>
              <table:table-cell office:value-type="string">
                <text:p>onet.pl</text:p>
              </table:table-cell>
              <table:table-cell office:value-type="float" office:value="55.6363636363636">
                <text:p>55.6363636363636</text:p>
              </table:table-cell>
              <table:table-cell office:value-type="float" office:value="67.7272727272727">
                <text:p>67.72727272727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